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100" svg:font-family="'Fira Sans 100'" style:font-family-generic="swiss"/>
    <style:font-face style:name="Fira Sans 200" svg:font-family="'Fira Sans 200'" style:font-family-generic="swiss"/>
    <style:font-face style:name="Fira Sans 4" svg:font-family="'Fira Sans 4'" style:font-family-generic="swiss"/>
    <style:font-face style:name="Fira Sans Light" svg:font-family="'Fira Sans Light'" style:font-family-generic="swiss"/>
    <style:font-face style:name="Fira Sans Lighter" svg:font-family="'Fira Sans Lighter'" style:font-family-generic="swiss"/>
    <style:font-face style:name="Fira Sans Lightest" svg:font-family="'Fira Sans Lightest'" style:font-family-generic="swiss"/>
    <style:font-face style:name="FreeSans1" svg:font-family="FreeSans" style:font-family-generic="swiss"/>
    <style:font-face style:name="Fira Mono" svg:font-family="'Fira Mono'" style:font-pitch="fixed"/>
    <style:font-face style:name="Linux Biolinum" svg:font-family="'Linux Biolinum'" style:font-pitch="variable"/>
    <style:font-face style:name="Linux Libertine Display" svg:font-family="'Linux Libertine Display'" style:font-pitch="variable"/>
    <style:font-face style:name="Wargames" svg:font-family="Wargames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Linux Biolinum" fo:font-size="80pt" fo:letter-spacing="0.318cm" officeooo:rsid="0006b467" officeooo:paragraph-rsid="0006b467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fo:font-variant="small-caps" style:font-name="Linux Biolinum" fo:font-size="32pt" fo:letter-spacing="0.318cm" officeooo:rsid="0006b467" officeooo:paragraph-rsid="0006b467" style:font-size-asian="28pt" style:font-size-complex="32pt"/>
    </style:style>
    <style:style style:name="P3" style:family="paragraph" style:parent-style-name="Standard" style:master-page-name="">
      <loext:graphic-properties draw:fill="solid" draw:fill-color="#dddddd" draw:fill-image-width="0cm" draw:fill-image-height="0cm"/>
      <style:paragraph-properties style:page-number="auto" fo:background-color="#dddddd" fo:padding-left="0.4cm" fo:padding-right="0.4cm" fo:padding-top="0.199cm" fo:padding-bottom="0.199cm" fo:border="0.06pt solid #dddddd" style:shadow="none">
        <style:background-image/>
      </style:paragraph-properties>
      <style:text-properties style:font-name="Fira Sans Light" officeooo:rsid="0006b467" officeooo:paragraph-rsid="0006b467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/>
      <style:text-properties officeooo:rsid="0006b467" officeooo:paragraph-rsid="0006b467"/>
    </style:style>
    <style:style style:name="T1" style:family="text">
      <style:text-properties style:text-outline="true" style:shadow="none"/>
    </style:style>
    <style:style style:name="T2" style:family="text">
      <style:text-properties style:font-name="Fira Sans Ligh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Branlix <text:span text:style-name="T1">2000</text:span></text:p>
      <text:p text:style-name="P3">« Qui de vous deux sera le plus gros branleur ? »</text:p>
      <text:p text:style-name="Text_20_body"/>
      <text:p text:style-name="P4">Branlez les boutons le plus rapidement possible, le premier qui abaisse l’engin de son côté gagne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Sans 100" svg:font-family="'Fira Sans 100'" style:font-family-generic="swiss"/>
    <style:font-face style:name="Fira Sans 200" svg:font-family="'Fira Sans 200'" style:font-family-generic="swiss"/>
    <style:font-face style:name="Fira Sans 4" svg:font-family="'Fira Sans 4'" style:font-family-generic="swiss"/>
    <style:font-face style:name="Fira Sans Light" svg:font-family="'Fira Sans Light'" style:font-family-generic="swiss"/>
    <style:font-face style:name="Fira Sans Lighter" svg:font-family="'Fira Sans Lighter'" style:font-family-generic="swiss"/>
    <style:font-face style:name="Fira Sans Lightest" svg:font-family="'Fira Sans Lightest'" style:font-family-generic="swiss"/>
    <style:font-face style:name="FreeSans1" svg:font-family="FreeSans" style:font-family-generic="swiss"/>
    <style:font-face style:name="Fira Mono" svg:font-family="'Fira Mono'" style:font-pitch="fixed"/>
    <style:font-face style:name="Linux Biolinum" svg:font-family="'Linux Biolinum'" style:font-pitch="variable"/>
    <style:font-face style:name="Linux Libertine Display" svg:font-family="'Linux Libertine Display'" style:font-pitch="variable"/>
    <style:font-face style:name="Wargames" svg:font-family="Wargames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9.999cm" style:num-format="1" style:print-orientation="portrait" fo:margin-top="0.499cm" fo:margin-bottom="0.499cm" fo:margin-left="0.499cm" fo:margin-right="0.499cm" fo:border-top="0.06pt solid #000000" fo:border-bottom="0.06pt solid #000000" fo:border-left="none" fo:border-right="none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éo </meta:initial-creator>
    <meta:creation-date>2015-02-16T14:07:56.746599268</meta:creation-date>
    <dc:date>2015-02-16T14:19:04.336217113</dc:date>
    <dc:creator>Léo </dc:creator>
    <meta:editing-duration>PT9S</meta:editing-duration>
    <meta:editing-cycles>1</meta:editing-cycles>
    <meta:document-statistic meta:table-count="0" meta:image-count="0" meta:object-count="0" meta:page-count="1" meta:paragraph-count="3" meta:word-count="31" meta:character-count="160" meta:non-whitespace-character-count="132"/>
    <meta:generator>LibreOffice/4.4.0.3$Linux_X86_64 LibreOffice_project/40m0$Build-3</meta:generator>
  </office:meta>
</office:document-meta>
</file>